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apple-system" svg:font-family="apple-system, BlinkMacSystemFont, 'Segoe UI', Helvetica, Arial, sans-serif, 'Apple Color Emoji', 'Segoe UI Emoji', 'Segoe UI Symbol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36f1" officeooo:paragraph-rsid="000736f1" style:font-weight-asian="bold" style:font-weight-complex="bold"/>
    </style:style>
    <style:style style:name="P2" style:family="paragraph" style:parent-style-name="Standard">
      <style:text-properties fo:font-weight="bold" officeooo:rsid="000736f1" officeooo:paragraph-rsid="000b1694" style:font-weight-asian="bold" style:font-weight-complex="bold"/>
    </style:style>
    <style:style style:name="P3" style:family="paragraph" style:parent-style-name="Standard">
      <style:text-properties fo:font-size="14pt" fo:font-weight="bold" officeooo:rsid="000736f1" officeooo:paragraph-rsid="000736f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79495" officeooo:paragraph-rsid="0007949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79495" officeooo:paragraph-rsid="000b1694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normal" officeooo:rsid="000736f1" officeooo:paragraph-rsid="000736f1" style:font-weight-asian="normal" style:font-weight-complex="normal"/>
    </style:style>
    <style:style style:name="P7" style:family="paragraph" style:parent-style-name="Standard">
      <style:text-properties fo:font-size="12pt" fo:font-weight="bold" officeooo:rsid="00096da0" officeooo:paragraph-rsid="000b1694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b1694" officeooo:paragraph-rsid="000b1694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096da0" officeooo:paragraph-rsid="000736f1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b1694" officeooo:paragraph-rsid="000b1694" style:font-size-asian="12pt" style:font-weight-asian="normal" style:font-size-complex="12pt" style:font-weight-complex="normal"/>
    </style:style>
    <style:style style:name="P11" style:family="paragraph" style:parent-style-name="Standard">
      <style:text-properties officeooo:paragraph-rsid="000b1694"/>
    </style:style>
    <style:style style:name="P12" style:family="paragraph" style:parent-style-name="Standard">
      <style:text-properties fo:color="#81d41a" fo:font-weight="bold" officeooo:rsid="000d1e45" officeooo:paragraph-rsid="000d1e45" style:font-weight-asian="bold" style:font-weight-complex="bold"/>
    </style:style>
    <style:style style:name="P13" style:family="paragraph" style:parent-style-name="Standard">
      <style:text-properties fo:font-size="22pt" fo:font-weight="bold" officeooo:rsid="000736f1" officeooo:paragraph-rsid="000736f1" style:font-size-asian="22pt" style:font-weight-asian="bold" style:font-size-complex="22pt" style:font-weight-complex="bold"/>
    </style:style>
    <style:style style:name="P14" style:family="paragraph" style:parent-style-name="Standard">
      <style:text-properties fo:font-size="12pt" fo:font-weight="normal" officeooo:rsid="000b1694" officeooo:paragraph-rsid="000b1694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3e2d3" officeooo:paragraph-rsid="0013e2d3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solid" style:text-underline-width="auto" style:text-underline-color="font-color" fo:font-weight="normal" officeooo:rsid="00096da0" officeooo:paragraph-rsid="000b1694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c9211e" fo:font-size="12pt" fo:font-weight="bold" officeooo:rsid="0013e2d3" officeooo:paragraph-rsid="0013e2d3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officeooo:rsid="0012712f" officeooo:paragraph-rsid="000ea29a"/>
    </style:style>
    <style:style style:name="P19" style:family="paragraph" style:parent-style-name="Standard">
      <style:text-properties fo:font-weight="normal" officeooo:rsid="000736f1" officeooo:paragraph-rsid="000736f1" style:font-weight-asian="normal" style:font-weight-complex="normal"/>
    </style:style>
    <style:style style:name="P20" style:family="paragraph" style:parent-style-name="Standard">
      <style:text-properties fo:font-weight="bold" officeooo:rsid="000736f1" officeooo:paragraph-rsid="000b1694" style:font-weight-asian="bold" style:font-weight-complex="bold"/>
    </style:style>
    <style:style style:name="P21" style:family="paragraph" style:parent-style-name="Standard">
      <style:text-properties fo:font-weight="bold" officeooo:rsid="0013e2d3" officeooo:paragraph-rsid="0013e2d3" style:font-weight-asian="bold" style:font-weight-complex="bold"/>
    </style:style>
    <style:style style:name="P22" style:family="paragraph" style:parent-style-name="Standard">
      <style:text-properties fo:font-style="italic" fo:font-weight="normal" officeooo:rsid="0013e2d3" officeooo:paragraph-rsid="0013e2d3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color="#cccccc" fo:font-style="italic" fo:font-weight="normal" officeooo:rsid="0013e2d3" officeooo:paragraph-rsid="0013e2d3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color="#cccccc" fo:font-weight="bold" officeooo:rsid="000736f1" officeooo:paragraph-rsid="000736f1" style:font-weight-asian="bold" style:font-weight-complex="bold"/>
    </style:style>
    <style:style style:name="P25" style:family="paragraph" style:parent-style-name="Standard">
      <style:text-properties fo:color="#cccccc" fo:font-weight="bold" officeooo:rsid="000736f1" officeooo:paragraph-rsid="00079495" style:font-weight-asian="bold" style:font-weight-complex="bold"/>
    </style:style>
    <style:style style:name="P26" style:family="paragraph" style:parent-style-name="Standard">
      <style:text-properties fo:color="#cccccc" fo:font-weight="normal" officeooo:rsid="000736f1" officeooo:paragraph-rsid="00079495" style:font-weight-asian="normal" style:font-weight-complex="normal"/>
    </style:style>
    <style:style style:name="P27" style:family="paragraph" style:parent-style-name="Standard">
      <style:text-properties fo:color="#cccccc" style:font-name="Liberation Serif" style:text-underline-style="solid" style:text-underline-width="auto" style:text-underline-color="font-color" fo:font-weight="bold" officeooo:rsid="000736f1" officeooo:paragraph-rsid="000736f1" fo:background-color="#fbfbfb" style:font-weight-asian="bold" style:font-weight-complex="bold"/>
    </style:style>
    <style:style style:name="P28" style:family="paragraph" style:parent-style-name="Standard">
      <style:text-properties fo:color="#81d41a" fo:font-weight="bold" officeooo:rsid="000736f1" officeooo:paragraph-rsid="00079495" style:font-weight-asian="bold" style:font-weight-complex="bold"/>
    </style:style>
    <style:style style:name="T1" style:family="text">
      <style:text-properties officeooo:rsid="00079495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618" style:font-weight-asian="normal" style:font-weight-complex="normal"/>
    </style:style>
    <style:style style:name="T6" style:family="text">
      <style:text-properties fo:font-size="12pt" fo:font-weight="normal" officeooo:rsid="000b1694" style:font-size-asian="12pt" style:font-weight-asian="normal" style:font-size-complex="12pt" style:font-weight-complex="normal"/>
    </style:style>
    <style:style style:name="T7" style:family="text">
      <style:text-properties fo:font-weight="bold" officeooo:rsid="0013e2d3" style:font-weight-asian="bold" style:font-weight-complex="bold"/>
    </style:style>
    <style:style style:name="T8" style:family="text">
      <style:text-properties officeooo:rsid="0013e2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ANUAL DEL PROGRAMADOR</text:p>
      <text:p text:style-name="P1"/>
      <text:p text:style-name="P2"/>
      <text:p text:style-name="P21">FUNCIONAMIENTO PROBADO ALOJANDO LOS PROYECTOS EN XAMPP</text:p>
      <text:p text:style-name="P2"/>
      <text:p text:style-name="P5">IONIC</text:p>
      <text:p text:style-name="P5"/>
      <text:p text:style-name="P7"><text:span text:style-name="T8">Localización</text:span> → <text:span text:style-name="T4">0020-PUSH-PRODU/</text:span><text:span text:style-name="T5">IONIC-NATIVE-FCM-CLEAN</text:span></text:p>
      <text:p text:style-name="P16"/>
      <text:p text:style-name="P8">Librer<text:span text:style-name="T8">í</text:span>as Usadas</text:p>
      <text:p text:style-name="P10"/>
      <text:p text:style-name="P11"><text:span text:style-name="T6">FCM → “OFICIAL” </text:span><text:a xlink:type="simple" xlink:href="https://ionicframework.com/docs/native/fcm" text:style-name="Internet_20_link" text:visited-style-name="Visited_20_Internet_20_Link"><text:span text:style-name="T4">https://ionicframework.com/docs/native/fcm</text:span></text:a><text:span text:style-name="T4"> </text:span></text:p>
      <text:p text:style-name="P11"><text:span text:style-name="T6">LocalNotifications → “OFICIAL” </text:span><text:a xlink:type="simple" xlink:href="https://ionicframework.com/docs/native/local-notifications" text:style-name="Internet_20_link" text:visited-style-name="Visited_20_Internet_20_Link"><text:span text:style-name="T4">https://ionicframework.com/docs/native/local-notifications</text:span></text:a><text:span text:style-name="T4"> </text:span></text:p>
      <text:p text:style-name="P10"/>
      <text:p text:style-name="P17">COSAS A CAMBIAR PARA FUNCIONAMIENTO EN OTRA MÁQUINA</text:p>
      <text:p text:style-name="P15"/>
      <text:p text:style-name="P15">Poner dirección del servidor → app.component.ts → línea 39/46</text:p>
      <text:p text:style-name="P15"/>
      <text:p text:style-name="P10">Una vez ejecutado el programa en la consola de DevTools <text:span text:style-name="T8">de google,</text:span> pod<text:span text:style-name="T8">emos</text:span> observar el TOKEN generado para el dispositivo, este token <text:span text:style-name="T8">será </text:span>empleado <text:span text:style-name="T8">posteriormente </text:span>en el script php</text:p>
      <text:p text:style-name="P2"/>
      <text:p text:style-name="P18"/>
      <text:p text:style-name="P3"/>
      <text:p text:style-name="P4">SERVER APP</text:p>
      <text:p text:style-name="P3"/>
      <text:p text:style-name="P6"><text:span text:style-name="T7">Localización</text:span><text:span text:style-name="T8"> → </text:span>0020-PUSH-PRODU/<text:span text:style-name="T1">PHP-FCM-SERVER-APP/src/index.php</text:span></text:p>
      <text:p text:style-name="P6"/>
      <text:p text:style-name="P22">**DEPRECATED TEMPORALMENTE**</text:p>
      <text:p text:style-name="P23"/>
      <text:p text:style-name="P24">.<text:span text:style-name="T2">SOLUCIÓN MEDINATE LIBRERÍA (Funcionalidades extras por explorar)</text:span></text:p>
      <text:p text:style-name="P24"/>
      <text:p text:style-name="P26">kreaFCM.php</text:p>
      <text:p text:style-name="P25"/>
      <text:p text:style-name="P27">https://buildmedia.readthedocs.org/media/pdf/<text:span text:style-name="T4">firebase</text:span>-php/latest/firebase-php.pdf</text:p>
      <text:p text:style-name="P1"/>
      <text:p text:style-name="P1"><text:span text:style-name="T2">SOLUCIÓN NATIVA.</text:span></text:p>
      <text:p text:style-name="P6"/>
      <text:p text:style-name="P2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apple-system" svg:font-family="apple-system, BlinkMacSystemFont, 'Segoe UI', Helvetica, Arial, sans-serif, 'Apple Color Emoji', 'Segoe UI Emoji', 'Segoe UI Symbol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3:38:20.317000000</meta:creation-date>
    <dc:date>2019-09-18T10:27:44.799000000</dc:date>
    <meta:editing-duration>PT33M48S</meta:editing-duration>
    <meta:editing-cycles>9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17" meta:word-count="88" meta:character-count="864" meta:non-whitespace-character-count="791"/>
  </office:meta>
</office:document-meta>
</file>